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49f9" officeooo:paragraph-rsid="001d49f9"/>
    </style:style>
    <style:style style:name="P2" style:family="paragraph" style:parent-style-name="Standard">
      <style:text-properties officeooo:paragraph-rsid="001d49f9"/>
    </style:style>
    <style:style style:name="P3" style:family="paragraph" style:parent-style-name="Standard">
      <style:text-properties style:use-window-font-color="true" officeooo:rsid="001d49f9" officeooo:paragraph-rsid="001d49f9"/>
    </style:style>
    <style:style style:name="P4" style:family="paragraph" style:parent-style-name="Standard">
      <style:text-properties style:use-window-font-color="true" officeooo:rsid="0023325f" officeooo:paragraph-rsid="0023325f"/>
    </style:style>
    <style:style style:name="P5" style:family="paragraph" style:parent-style-name="Text_20_body">
      <style:text-properties officeooo:rsid="0011d36a" officeooo:paragraph-rsid="001d49f9"/>
    </style:style>
    <style:style style:name="P6" style:family="paragraph" style:parent-style-name="Text_20_body">
      <style:text-properties officeooo:rsid="001dbd90" officeooo:paragraph-rsid="001dbd90"/>
    </style:style>
    <style:style style:name="P7" style:family="paragraph" style:parent-style-name="Title">
      <style:text-properties officeooo:rsid="00277904" officeooo:paragraph-rsid="00277904"/>
    </style:style>
    <style:style style:name="P8" style:family="paragraph" style:parent-style-name="Standard">
      <style:text-properties fo:font-style="normal" officeooo:rsid="001d49f9" officeooo:paragraph-rsid="001d49f9" style:font-style-asian="normal" style:font-style-complex="normal"/>
    </style:style>
    <style:style style:name="P9" style:family="paragraph" style:parent-style-name="Standard" style:list-style-name="L1">
      <style:text-properties officeooo:rsid="001d49f9" officeooo:paragraph-rsid="001d49f9"/>
    </style:style>
    <style:style style:name="P10" style:family="paragraph" style:parent-style-name="Standard">
      <style:text-properties officeooo:rsid="001d49f9" officeooo:paragraph-rsid="001d49f9"/>
    </style:style>
    <style:style style:name="P11" style:family="paragraph" style:parent-style-name="Text_20_body">
      <style:text-properties fo:font-style="normal" officeooo:rsid="001dbd90" officeooo:paragraph-rsid="001dbd90" style:font-style-asian="normal" style:font-style-complex="normal"/>
    </style:style>
    <style:style style:name="P12" style:family="paragraph" style:parent-style-name="Text_20_body" style:list-style-name="L2">
      <style:text-properties fo:font-style="normal" officeooo:rsid="001dbd90" officeooo:paragraph-rsid="001dbd90" style:font-style-asian="normal" style:font-style-complex="normal"/>
    </style:style>
    <style:style style:name="P13" style:family="paragraph" style:parent-style-name="Text_20_body">
      <style:text-properties fo:font-style="normal" officeooo:rsid="001d49f9" officeooo:paragraph-rsid="001d49f9" style:font-style-asian="normal" style:font-style-complex="normal"/>
    </style:style>
    <style:style style:name="P14" style:family="paragraph" style:parent-style-name="Text_20_body" style:list-style-name="L2">
      <style:text-properties fo:font-style="normal" style:text-underline-style="none" officeooo:rsid="0021c38c" officeooo:paragraph-rsid="0021c38c" style:font-style-asian="normal" style:font-style-complex="normal"/>
    </style:style>
    <style:style style:name="P15" style:family="paragraph" style:parent-style-name="Text_20_body">
      <style:text-properties fo:font-style="normal" style:text-underline-style="none" officeooo:rsid="0021c38c" officeooo:paragraph-rsid="0021c38c" style:font-style-asian="normal" style:font-style-complex="normal"/>
    </style:style>
    <style:style style:name="P16" style:family="paragraph" style:parent-style-name="Text_20_body" style:list-style-name="L2">
      <style:text-properties fo:font-style="normal" style:text-underline-style="none" officeooo:rsid="0026ac9b" officeooo:paragraph-rsid="0026ac9b" style:font-style-asian="normal" style:font-style-complex="normal"/>
    </style:style>
    <style:style style:name="P17" style:family="paragraph" style:parent-style-name="Text_20_body">
      <style:text-properties fo:font-style="normal" style:text-underline-style="none" officeooo:rsid="00277904" officeooo:paragraph-rsid="00277904" style:font-style-asian="normal" style:font-style-complex="normal"/>
    </style:style>
    <style:style style:name="P18" style:family="paragraph" style:parent-style-name="Text_20_body">
      <style:text-properties fo:font-style="normal" style:text-underline-style="none" officeooo:rsid="00291899" officeooo:paragraph-rsid="00291899" style:font-style-asian="normal" style:font-style-complex="normal"/>
    </style:style>
    <style:style style:name="P19" style:family="paragraph" style:parent-style-name="Text_20_body" style:list-style-name="L2">
      <style:text-properties officeooo:paragraph-rsid="001dbd90"/>
    </style:style>
    <style:style style:name="P20" style:family="paragraph" style:parent-style-name="Text_20_body" style:list-style-name="L2">
      <style:text-properties officeooo:rsid="001dbd90" officeooo:paragraph-rsid="001dbd90"/>
    </style:style>
    <style:style style:name="P21" style:family="paragraph" style:parent-style-name="Text_20_body">
      <style:text-properties officeooo:paragraph-rsid="00291899"/>
    </style:style>
    <style:style style:name="P22" style:family="paragraph" style:parent-style-name="Text_20_body">
      <style:text-properties officeooo:rsid="00291899" officeooo:paragraph-rsid="00291899"/>
    </style:style>
    <style:style style:name="P23" style:family="paragraph" style:parent-style-name="Text_20_body">
      <style:text-properties officeooo:rsid="002aef8f" officeooo:paragraph-rsid="002aef8f"/>
    </style:style>
    <style:style style:name="P24" style:family="paragraph" style:parent-style-name="Text_20_body">
      <style:text-properties officeooo:rsid="002be816" officeooo:paragraph-rsid="002be816"/>
    </style:style>
    <style:style style:name="P25" style:family="paragraph" style:parent-style-name="Text_20_body">
      <style:text-properties officeooo:rsid="002c5f3b" officeooo:paragraph-rsid="002c5f3b"/>
    </style:style>
    <style:style style:name="P26" style:family="paragraph" style:parent-style-name="Text_20_body">
      <style:text-properties officeooo:rsid="002e1594" officeooo:paragraph-rsid="002e1594"/>
    </style:style>
    <style:style style:name="P27" style:family="paragraph" style:parent-style-name="Text_20_body">
      <style:text-properties officeooo:rsid="00327433" officeooo:paragraph-rsid="00327433"/>
    </style:style>
    <style:style style:name="P28" style:family="paragraph" style:parent-style-name="Text_20_body">
      <style:text-properties officeooo:rsid="00338582" officeooo:paragraph-rsid="00338582"/>
    </style:style>
    <style:style style:name="P29" style:family="paragraph" style:parent-style-name="Text_20_body">
      <style:text-properties officeooo:rsid="00344fa9" officeooo:paragraph-rsid="00344fa9"/>
    </style:style>
    <style:style style:name="P30" style:family="paragraph" style:parent-style-name="Text_20_body">
      <style:text-properties officeooo:rsid="00350a39" officeooo:paragraph-rsid="00350a39"/>
    </style:style>
    <style:style style:name="P31" style:family="paragraph" style:parent-style-name="Text_20_body">
      <style:text-properties officeooo:rsid="003688de" officeooo:paragraph-rsid="003688de"/>
    </style:style>
    <style:style style:name="P32" style:family="paragraph" style:parent-style-name="Text_20_body">
      <style:text-properties officeooo:rsid="00375832" officeooo:paragraph-rsid="00375832"/>
    </style:style>
    <style:style style:name="T1" style:family="text">
      <style:text-properties officeooo:rsid="001d49f9"/>
    </style:style>
    <style:style style:name="T2" style:family="text">
      <style:text-properties style:text-underline-style="solid" style:text-underline-width="auto" style:text-underline-color="font-color"/>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officeooo:rsid="0023325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000000" officeooo:rsid="001dbd90"/>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2fe6a2"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d49f9" style:font-style-asian="normal" style:font-style-complex="normal"/>
    </style:style>
    <style:style style:name="T13" style:family="text">
      <style:text-properties fo:font-style="normal" officeooo:rsid="0011e82d" style:font-style-asian="normal" style:font-style-complex="normal"/>
    </style:style>
    <style:style style:name="T14" style:family="text">
      <style:text-properties fo:font-style="normal" officeooo:rsid="001dbd90" style:font-style-asian="normal" style:font-style-complex="normal"/>
    </style:style>
    <style:style style:name="T15" style:family="text">
      <style:text-properties fo:font-style="normal" officeooo:rsid="0021c38c"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solid" style:text-underline-width="auto" style:text-underline-color="font-color" officeooo:rsid="002be816"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21c38c" style:font-style-asian="normal" style:font-style-complex="normal"/>
    </style:style>
    <style:style style:name="T20" style:family="text">
      <style:text-properties fo:font-style="normal" style:text-underline-style="none" officeooo:rsid="001dbd90" style:font-style-asian="normal" style:font-style-complex="normal"/>
    </style:style>
    <style:style style:name="T21" style:family="text">
      <style:text-properties fo:font-style="normal" style:text-underline-style="none" officeooo:rsid="00291899" style:font-style-asian="normal" style:font-style-complex="normal"/>
    </style:style>
    <style:style style:name="T22" style:family="text">
      <style:text-properties fo:font-style="normal" style:text-underline-style="none" officeooo:rsid="002aef8f" style:font-style-asian="normal" style:font-style-complex="normal"/>
    </style:style>
    <style:style style:name="T23" style:family="text">
      <style:text-properties fo:font-style="normal" style:text-underline-style="none" officeooo:rsid="002be816" style:font-style-asian="normal" style:font-style-complex="normal"/>
    </style:style>
    <style:style style:name="T24" style:family="text">
      <style:text-properties fo:font-style="normal" style:text-underline-style="none" officeooo:rsid="002c8ec6" style:font-style-asian="normal" style:font-style-complex="normal"/>
    </style:style>
    <style:style style:name="T25" style:family="text">
      <style:text-properties fo:font-style="normal" style:text-underline-style="none" officeooo:rsid="002e1594" style:font-style-asian="normal" style:font-style-complex="normal"/>
    </style:style>
    <style:style style:name="T26" style:family="text">
      <style:text-properties fo:font-style="normal" style:text-underline-style="none" officeooo:rsid="002fe6a2" style:font-style-asian="normal" style:font-style-complex="normal"/>
    </style:style>
    <style:style style:name="T27" style:family="text">
      <style:text-properties fo:font-style="normal" style:text-underline-style="none" officeooo:rsid="0030f087" style:font-style-asian="normal" style:font-style-complex="normal"/>
    </style:style>
    <style:style style:name="T28" style:family="text">
      <style:text-properties fo:font-style="normal" style:text-underline-style="none" officeooo:rsid="00338582" style:font-style-asian="normal" style:font-style-complex="normal"/>
    </style:style>
    <style:style style:name="T29" style:family="text">
      <style:text-properties fo:font-style="normal" style:text-underline-style="none" officeooo:rsid="00344fa9" style:font-style-asian="normal" style:font-style-complex="normal"/>
    </style:style>
    <style:style style:name="T30" style:family="text">
      <style:text-properties fo:font-style="normal" style:text-underline-style="none" officeooo:rsid="003481fb" style:font-style-asian="normal" style:font-style-complex="normal"/>
    </style:style>
    <style:style style:name="T31" style:family="text">
      <style:text-properties fo:font-style="normal" style:text-underline-style="none" officeooo:rsid="00350a39" style:font-style-asian="normal" style:font-style-complex="normal"/>
    </style:style>
    <style:style style:name="T32" style:family="text">
      <style:text-properties fo:font-style="normal" style:text-underline-style="none" officeooo:rsid="003688de" style:font-style-asian="normal" style:font-style-complex="normal"/>
    </style:style>
    <style:style style:name="T33" style:family="text">
      <style:text-properties fo:font-style="normal" style:text-underline-style="none" officeooo:rsid="00375832" style:font-style-asian="normal" style:font-style-complex="normal"/>
    </style:style>
    <style:style style:name="T34" style:family="text">
      <style:text-properties style:text-position="super 58%" fo:font-style="normal" officeooo:rsid="0011e82d" style:font-style-asian="normal" style:font-style-complex="normal"/>
    </style:style>
    <style:style style:name="T35" style:family="text">
      <style:text-properties style:text-position="super 58%" fo:font-style="normal" style:text-underline-style="none" officeooo:rsid="0021c38c" style:font-style-asian="normal" style:font-style-complex="normal"/>
    </style:style>
    <style:style style:name="T36" style:family="text">
      <style:text-properties officeooo:rsid="00277904"/>
    </style:style>
    <style:style style:name="T37" style:family="text">
      <style:text-properties fo:color="#800000" fo:background-color="#ffff00" loext:char-shading-value="0"/>
    </style:style>
    <style:style style:name="T38" style:family="text">
      <style:text-properties officeooo:rsid="00291899"/>
    </style:style>
    <style:style style:name="T39" style:family="text">
      <style:text-properties officeooo:rsid="002fe6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al:</text:p>
      <text:p text:style-name="P1"/>
      <text:p text:style-name="P1">For the purpose of this tutorial, we will use RABEX5 as an example protein. Rabex5 is a <text:span text:style-name="T2">G</text:span>uanine nucleotide <text:span text:style-name="T2">E</text:span>xchange <text:span text:style-name="T2">F</text:span>actor for Rab5, and functions in endocytosis and receptor internalization.</text:p>
      <text:p text:style-name="P1"/>
      <text:p text:style-name="P7">1 – input a DNA sequence</text:p>
      <text:p text:style-name="P1"/>
      <text:p text:style-name="P1">In order to work, CCD needs to know the DNA sequence that codes your protein of interest.</text:p>
      <text:p text:style-name="P1">You can:</text:p>
      <text:p text:style-name="P1">1 – Paste the DNA sequence in t<text:span text:style-name="T6">he DNA sequence area (</text:span><text:span text:style-name="T8">Fig. 1, </text:span><text:span text:style-name="T7">necessar</text:span><text:span text:style-name="T4">y</text:span><text:span text:style-name="T3"> for synthetic genes); or</text:span></text:p>
      <text:p text:style-name="P3">2 – Search the NCBI database for the cDNA coding for your protein, using the Uniprot protein identifier as a starting point.</text:p>
      <text:p text:style-name="P3"/>
      <text:p text:style-name="P4">1 – Start CCD from a user-provided DNA sequence:</text:p>
      <text:p text:style-name="P4"/>
      <text:p text:style-name="P4">2 – Start CCD from a Uniprot protein identifier. </text:p>
      <text:p text:style-name="P4"/>
      <text:p text:style-name="P2"><text:span text:style-name="T3">The Uniprot identifiers of human Rabex-5, </text:span><text:span text:style-name="T5">our tutorial example,</text:span><text:span text:style-name="T3"> are </text:span>Q9UJ41 (primary accession number) or RABX5_HUMAN (secondary identifier). The definition<text:span text:style-name="T1">s</text:span> of primary and secondary identifiers are <text:a xlink:type="simple" xlink:href="#uniprot_identifiers" text:style-name="Internet_20_link" text:visited-style-name="Visited_20_Internet_20_Link"><text:span text:style-name="T11">here</text:span></text:a><text:span text:style-name="T11">. </text:span><text:span text:style-name="T12">If you are unsure what the Uniprot identifier of your protein is, consult </text:span><text:a xlink:type="simple" xlink:href="http://www.uniprot.org/" text:style-name="Internet_20_link" text:visited-style-name="Visited_20_Internet_20_Link"><text:span text:style-name="T12">Uniprot</text:span></text:a><text:span text:style-name="T12">.</text:span></text:p>
      <text:p text:style-name="P8"/>
      <text:list xml:id="list8630889210431821264" text:style-name="L1">
        <text:list-item>
          <text:p text:style-name="P9"><text:span text:style-name="T11">Enter Q9UJ41 in the search box </text:span><text:span text:style-name="T14">(Fig.1)</text:span><text:span text:style-name="T11">, and click on search.</text:span></text:p>
        </text:list-item>
      </text:list>
      <text:p text:style-name="P8"/>
      <text:p text:style-name="P5">CCD will <text:span text:style-name="T1">retrieve the Uniprot entry of human Rabex5, and parse it to find:</text:span></text:p>
      <text:p text:style-name="P5">1 – All the known splicing isoforms (protein sequence)</text:p>
      <text:p text:style-name="P5"><text:span text:style-name="T11">2 – All the crossreference to the </text:span><text:span text:style-name="T13">c</text:span><text:span text:style-name="T11">DNA / </text:span><text:span text:style-name="T13">mRNA</text:span><text:span text:style-name="T11"> sequence</text:span><text:span text:style-name="T13">s in the</text:span><text:span text:style-name="T11"> NCBI </text:span><text:a xlink:type="simple" xlink:href="https://www.ncbi.nlm.nih.gov/genbank/" text:style-name="Internet_20_link" text:visited-style-name="Visited_20_Internet_20_Link"><text:span text:style-name="T13">Genbank</text:span></text:a><text:span text:style-name="T13">, and </text:span><text:a xlink:type="simple" xlink:href="https://www.ncbi.nlm.nih.gov/CCDS/" text:style-name="Internet_20_link" text:visited-style-name="Visited_20_Internet_20_Link"><text:span text:style-name="T13">CCDS</text:span></text:a><text:span text:style-name="T13"> databases</text:span><text:span text:style-name="T34">[2,3]</text:span><text:span text:style-name="T11">. </text:span></text:p>
      <text:p text:style-name="P11">CCD will then display all the isoforms of your protein known to Uniprot, along with some extra information.</text:p>
      <text:p text:style-name="P11">The name of each isoform can be displayed:</text:p>
      <text:p text:style-name="P11"><text:tab/>in black: a coding DNA has been found. The cDNA codes for this isoform exactly</text:p>
      <text:p text:style-name="P6"><text:span text:style-name="T11"><text:tab/>in orange: No DNA has been found that codes for this exact isoform (</text:span><text:a xlink:type="simple" xlink:href="#no_exact_cdna" text:style-name="Internet_20_link" text:visited-style-name="Visited_20_Internet_20_Link"><text:span text:style-name="T11">why?</text:span></text:a><text:span text:style-name="T11">). However, CCD found a cDNA that produces a protein isoform that is almost identical to the one that Uniprot predicts, except for several single amino acid substitutions (up to three). These substitutions are listed in the isoform entry details, that can be visualized by clicking on the word “more” to the right of the isoform name (see fig. 1). </text:span></text:p>
      <text:p text:style-name="P6"><text:span text:style-name="T11"><text:tab/></text:span><text:span text:style-name="T15">in red: no cDNA was found that codes for this isoform. What now? CCD searches only cDNA sequences. Check the genomic DNA entries in the Uniprot entry – maybe this isoform can be found in there?</text:span></text:p>
      <text:p text:style-name="P13">At this point you need to decide which isoform of the protein you are interested in.</text:p>
      <text:p text:style-name="P11">To decide you should:</text:p>
      <text:list xml:id="list7472911509080578935" text:style-name="L2">
        <text:list-item>
          <text:p text:style-name="P12"><text:soft-page-break/>Examine/understand the differences among each isoform. You can:</text:p>
          <text:list>
            <text:list-item>
              <text:p text:style-name="P20"><text:span text:style-name="T11">Display a multiple alignment of the protein isoforms by ticking the appropriate box (Fig.1). In the alignment, residues that are identical among </text:span><text:span text:style-name="T16">all</text:span><text:span text:style-name="T9"> </text:span><text:span text:style-name="T18">isoforms will be highlighted in cyan. Aminoacids that are different among isoforms (i.e. typically deriving from alternative splicing events) are not highlighted. </text:span></text:p>
            </text:list-item>
            <text:list-item>
              <text:p text:style-name="P19"><text:span text:style-name="T20">Examine in more detail the information pertaining to each isoform by clicking on “more” beside each isoform. </text:span><text:span text:style-name="T19">Here you can find (1) a textual description of the alternative splicing the isoform derives from (2) A list of links to primary DNA accessions of cDNAs that code for this isoform and (3) if the isoform does not match the isoform perfectly, a list of the differences between the translated cDNA sequence and the Uniprot-listed isoform. E.g., for Q9UJ41-3: V61-&gt;A means that valine 61 of the uniprot isoform is actually A in the cDNA </text:span><text:a xlink:type="simple" xlink:href="https://www.ncbi.nlm.nih.gov/nuccore/DQ230534" office:target-frame-name="_blank" xlink:show="new" text:style-name="Internet_20_link" text:visited-style-name="Visited_20_Internet_20_Link">DQ230534</text:a><text:span text:style-name="T19"> entry of genbank</text:span><text:span text:style-name="T35">[1]</text:span><text:span text:style-name="T19">.</text:span></text:p>
              <text:p text:style-name="P14">[1] More information can be found on the uniprot entry, under the heading “Sequence conflicts”</text:p>
            </text:list-item>
            <text:list-item>
              <text:p text:style-name="P16">Important!: Isoforms are defined based on the sequence of a cDNA, which often derives from splicing prediction on genomic data. Sometimes, exons are miscalled. How can we tell if an isoform is true? (1) the Uniprot entry usually <text:span text:style-name="T36">will usually specify if isoforms have been experimentally validated</text:span>. <text:span text:style-name="T36">O</text:span>pen the uniprot entry for your protein <text:span text:style-name="T36">by</text:span> click<text:span text:style-name="T36">ing</text:span> on <text:span text:style-name="T36">its uniprot identifier (top left, see Fig. 1). Then navifate to the “Sequences” section of <text:s/>the Uniprot entry and check the verification status. <text:s/>(2) Also, In the expanded isoform view (click on “more” to show, fig. 1), the primary database entries for the cDNA are linked to their original page, which carries more information regarding the type of evidence behind each cDNA (ORFeome, genome, experimentally verified cDNA, etc.,). (3) Evidence of exon miscalling can be also found in the multiple sequence alignment displayed in the next section (see Fig. 2). If the isoform we are interested in is missing a certain bit, but all homolog proteins from closely related organisms have it, we might be looking at true alternative splicing, but also at a miscall in the interpretation of genomic data.</text:span></text:p>
            </text:list-item>
          </text:list>
        </text:list-item>
      </text:list>
      <text:p text:style-name="P15">Once you have decided which isoform you want, click on the radio button corresponding to the isoform. Its DNA sequence will be automatically pasted in the DNA sequence window. </text:p>
      <text:p text:style-name="P15">Now press the Submit button to start CCD.</text:p>
      <text:p text:style-name="P7">2 – Design constructs</text:p>
      <text:p text:style-name="P17">CCD will translate you DNA sequence and submit it to several prediction servers in order to collate the information necessary for protein construct design in a single place.</text:p>
      <text:p text:style-name="P17">The following information / prediction are available (from top to bottom, figure 2):</text:p>
      <text:p text:style-name="P17">1 – (Metazoan sequences only) A multiple sequence alignment of metazoan homologs of the query protein. Note that the query is always displayed last in the alignment, and that it is always aligned in <text:soft-page-break/>to the numbering in point 2. For more information on how the alignment is constructed, and how to interpret it, see <text:span text:style-name="T37">box 1</text:span>.</text:p>
      <text:p text:style-name="P17">2 – The query sequence, along with its residue numbering. You can mark on this sequence the Start and stop position(s) of the protein constructs of choice. Gaps in the sequence might be present to maintain colinearity with the multiple sequence alignment in section 1.</text:p>
      <text:p text:style-name="P17">3,<text:span text:style-name="T38">4,5,6</text:span> – Secondary structure prediction according to the HNN <text:span text:style-name="T38">[ref], DPM[ref], mlr[REF] and PREDATOR [ref] </text:span><text:s/>algorithm<text:span text:style-name="T38">s, respectively. On each line</text:span> “h” indicates predicted helices, “e” predicted beta sheets, “<text:span text:style-name="T39">t” possible turns (short loop between secondary structure sequences, dpm only) </text:span>.</text:p>
      <text:p text:style-name="P18"><text:span text:style-name="T39">7</text:span>,<text:span text:style-name="T39">8</text:span> – Disorder prediction according to the IUPRED[ref] and GLOBPLOT[ref] algorithms. “d” indicates regions that are predicted disordered; “G” indicates regions that are predicted to be structured (“globular”). </text:p>
      <text:p text:style-name="P21"><text:span text:style-name="T26">9</text:span><text:span text:style-name="T21"> – Protein Domain prediction (SMART [ref] database). “coiled coil” indicates predicted coiled coils; “low complexity” indicates regions that have a compositionally biased frequency of aminoacids[ref </text:span>PMID: 8743706 <text:span text:style-name="T21">]; If known protein domains are detected, their name is displayed (see fig. 2)</text:span></text:p>
      <text:p text:style-name="P22"><text:span text:style-name="T26">10</text:span><text:span text:style-name="T18"> – Coiled coil prediction according to the COILS algorithm [ref]. </text:span><text:span text:style-name="T22">The predictions are displayed along with the respective confidence level in percentage. “5” = 50% to “0”=100%. The confidence level might vary along the predicted coiled coil.</text:span></text:p>
      <text:p text:style-name="P23"><text:span text:style-name="T18">1</text:span><text:span text:style-name="T26">1</text:span><text:span text:style-name="T18"> – Nuclear localization signal prediction, mapped using NLS Mapper [ref]. Internal and bipartite NLS’ are enabled. The predictions are displayed along with their algortihmic score. “5” = score 5.0 to “0” = score 10.0 (highest). The confidence level might vary along the prediction.</text:span></text:p>
      <text:p text:style-name="P23"><text:span text:style-name="T18"/></text:p>
      <text:p text:style-name="P23"><text:span text:style-name="T18"/></text:p>
      <text:p text:style-name="P23"><text:span text:style-name="T18">Box 1: Multiple sequence alignment.</text:span></text:p>
      <text:p text:style-name="P23"><text:span text:style-name="T18">CCD will search the ENSEMBL Gene Tree database [ref] for known homologs of the query sequence, and display their alignment (generated using muscle [ref]). For ease of visualization, only direct orthologs from several selected species[species list] are displayed (see below how to change that). Coloring is done using the ClustalW scheme [ref]. In brief: blue: hydrophobic aminoacids; red: basic; purple: acidic; green: Ser, Thr, Gln, Asn; Orange: Gly; Yellow: Proline; Teal: His, Tyr.</text:span></text:p>
      <text:p text:style-name="P23"><text:span text:style-name="T18">Alignment visualization controls (Fig. 2):</text:span></text:p>
      <text:p text:style-name="P23"><text:span text:style-name="T18">Hide sequences: click on the “-” sign on the left of the sequences’ name to hide the sequence.</text:span></text:p>
      <text:p text:style-name="P23"><text:span text:style-name="T18">Show all hidden sequences: Click on the “Show all” button. </text:span></text:p>
      <text:p text:style-name="P23"><text:span text:style-name="T18">Hide/show alignment: untick/tick the “Show” checkbox in the “Alignment” panel.</text:span></text:p>
      <text:p text:style-name="P23"><text:span text:style-name="T18">Remove/restore color: untick/tick the “Color” checkbox in the “Alignment” panel.</text:span></text:p>
      <text:p text:style-name="P23"><text:span text:style-name="T18">Homolog selection controls:</text:span></text:p>
      <text:p text:style-name="P23"><text:soft-page-break/><text:span text:style-name="T23">Ensembl defines different homology categories [href to ensembl]. By default 1 to 1 orthologs and 1 to many orthologs are displayed. This can be changed by ticking (to show) or unticking (to hide) the corresponding check boxes in the “Realign” window, and pressing the “Realign” button. The numbers in parentheses beside each category indicate how many sequences </text:span><text:span text:style-name="T17">from all species</text:span><text:span text:style-name="T23"> are present. By default, only homologs from model organisms are displayed. To display sequences from all the species covered by Ensembl, untick the “model organisms only” check box, and press Realign. The number in parentheses beside the “model organisms only” checkbox indicates how many sequences come from model organisms.</text:span></text:p>
      <text:p text:style-name="P24"><text:span text:style-name="T18">Note: depending on the length and number of sequences, realignment might take several seconds/minutes. Please be patient. </text:span></text:p>
      <text:p text:style-name="P24"><text:span text:style-name="T18">Note: “X” in a protein sequence indicated unknown residues in the original ENSEMBL entry.</text:span></text:p>
      <text:p text:style-name="P24"><text:span text:style-name="T18"/></text:p>
      <text:p text:style-name="P25"><text:span text:style-name="T18">Box2. Considerations when designing constructs.</text:span></text:p>
      <text:p text:style-name="P25"><text:span text:style-name="T18">There is no golden rule that will guarantee that your constructs will be soluble, express at high level or be proteolytically stable. However, heuristics exist that can increase the success rate: we present them here.</text:span></text:p>
      <text:p text:style-name="P25"><text:span text:style-name="T18">0 – when designing constructs, it helps to consider protein as modular, hierarchical assemblies: secondary structure come together to build folds; </text:span><text:span text:style-name="T26">folds</text:span><text:span text:style-name="T18"> assemble into protein domains; </text:span><text:span text:style-name="T26">protein domains</text:span><text:span text:style-name="T18"> </text:span><text:span text:style-name="T26">build</text:span><text:span text:style-name="T18"> proteins; proteins </text:span><text:span text:style-name="T26">form</text:span><text:span text:style-name="T18"> multimers and complexes. To a first approximation, each of these hierarchical elements acts as a unity (of folding o</text:span><text:span text:style-name="T24">r</text:span><text:span text:style-name="T18"> function), and with a certain degree of independence. Therefore, good expression constructs </text:span><text:span text:style-name="T9">do not break</text:span><text:span text:style-name="T18"> elements. Rather, they cut </text:span><text:span text:style-name="T10">outside and</text:span><text:span text:style-name="T26"> </text:span><text:span text:style-name="T9">between</text:span><text:span text:style-name="T18"> elements. </text:span></text:p>
      <text:p text:style-name="P25"><text:span text:style-name="T18">1 – Secondary structure elements should not be broken. Secondary structure elements (especially helices) are the elementary units of protein folds. They assume their structure in the early stages of protein </text:span><text:span text:style-name="T26">translation / </text:span><text:span text:style-name="T18">folding, and act as elementary units in the assembly of </text:span><text:span text:style-name="T26">folds and </text:span><text:span text:style-name="T18">domains. </text:span><text:span text:style-name="T24">Breaking secondary structure elements </text:span><text:span text:style-name="T25">usually disrupts folding </text:span><text:span text:style-name="T26">or lowers protein stability</text:span><text:span text:style-name="T25">. </text:span></text:p>
      <text:p text:style-name="P26"><text:span text:style-name="T18">Exception: long (&gt;3-4 turns) helices can be sometimes be cut internally, as long as they are not </text:span><text:span text:style-name="T26">buried inside </text:span><text:span text:style-name="T18">a fold, but rather link </text:span><text:span text:style-name="T26">folds/</text:span><text:span text:style-name="T18">domains together. Best avoided unless prior structural information is known. Leave at least 3-4 turns of the truncated helix in your construct, so that the helix can </text:span><text:span text:style-name="T26">still</text:span><text:span text:style-name="T18"> form.</text:span></text:p>
      <text:p text:style-name="P26"><text:span text:style-name="T18">Extra rule of thumb: Helices and strands are usually terminated by prolines or glycines, which have low secondary structure </text:span><text:span text:style-name="T26">propensity</text:span><text:span text:style-name="T18">. If possible, include these terminal residues in the construct.</text:span></text:p>
      <text:p text:style-name="P26"><text:span text:style-name="T18">In practice: Check the secondary structure prediction (weighing the “opinion” from each of the </text:span><text:span text:style-name="T26">four</text:span><text:span text:style-name="T18"> algorithms presented) and the coiled coil prediction. Cut </text:span><text:span text:style-name="T26">in stretches </text:span><text:span text:style-name="T18">where no secondary structure is predicted. </text:span><text:span text:style-name="T26">If a proline/glycine is present <text:s/>at the beginning / end of a helix, include it. Coiled coils </text:span><text:span text:style-name="T27">(see COILS and SMART predictions)</text:span><text:span text:style-name="T26"> </text:span><text:span text:style-name="T27">can be trimmed, but expect a lot of trial and error.</text:span></text:p>
      <text:p text:style-name="P26"><text:span text:style-name="T18">2 – Domains should not be broken. </text:span></text:p>
      <text:p text:style-name="P27"><text:span text:style-name="T18">Protein evolution is modular: new protein function is not accrued by reinventing the wheel and building new domains from scratch, single mutation by single mutation. Instead, </text:span><text:span text:style-name="T28">whole domains get </text:span><text:soft-page-break/><text:span text:style-name="T28">shuffled around by traslocations or duplications. As a result, proteins are usually an assembly of smaller modules. These modules are sometimes wholly independent and connected by linkers like beads on a string. Often, however, multiple modules are fused together in one single, inseparable “supermodule”. A good construct will cut in the linkers between independent modules, but leave supermodules intact. </text:span></text:p>
      <text:p text:style-name="P28"><text:span text:style-name="T18">Linkers are identified by several characteristics: </text:span></text:p>
      <text:p text:style-name="P28"><text:span text:style-name="T18">a – they are unstructured. Inspect the secondary structure prediction to identify stretches without any (confidently) predicted secondary structure; Cross reference this to the disorder predictions (IUPRED, GLOBPLOT), and to the domain prediction (SMART). Look for disordered or low complexity stretches.</text:span></text:p>
      <text:p text:style-name="P28"><text:span text:style-name="T18">b – they are poorly conserved </text:span><text:span text:style-name="T29">in sequence</text:span><text:span text:style-name="T18">. </text:span><text:span text:style-name="T29">The main function of a linker is to hold domains together and allow some freedom of movement. </text:span><text:span text:style-name="T30">L</text:span><text:span text:style-name="T29">ength </text:span><text:span text:style-name="T30">matters, </text:span><text:span text:style-name="T29">aminoacid identity less </text:span><text:span text:style-name="T30">so </text:span><text:span text:style-name="T29">(but see c </text:span><text:span text:style-name="T30">and d</text:span><text:span text:style-name="T29">). Look for areas of poor conservation and/or variable length in the multiple alignment. At this stage, it might be useful to inspect more sequences than just those of model organisms (untick “show model organisms only”, and click realign to display the entire ENSEMBL alignment).</text:span></text:p>
      <text:p text:style-name="P29"><text:span text:style-name="T18">c – they are rich in hydrophilic aminoacids. Linkers are solvent exposed, hence the preference for hydrophilic residues (STDEKR). Hydrophobic residues in a linker sequence would cause aggregation. Inspect the primary sequence, and look for low complexity regions (SMART). </text:span><text:span text:style-name="T33">Conversely, presence of a high number of hydrophbic residues suggests linker regions that are adsorbed to some folded core. In this case, truncation within the linker is usually a bad idea.</text:span></text:p>
      <text:p text:style-name="P29"><text:span text:style-name="T18">d – they are rich in small aminoacids. Linkers allow freedom of movement to their connected domains. Hence, they are rich in aminoacids with small side chains (G,S) that hve higher freedom of movement. Counterintuitively, Prolines are also often overrepresented, probably because they allow kinking in the linker and limit its flexibility. Inspect the primary sequence, and look for low complexity regions (SMART).</text:span></text:p>
      <text:p text:style-name="P29"><text:span text:style-name="T18">e – they are often present in all/most organisms. </text:span><text:span text:style-name="T31">Linkers play a structural role: although their sequence is not conserved, their presence is </text:span><text:span text:style-name="T32">generally required</text:span><text:span text:style-name="T31">. Inspect the multiple sequence alignment.</text:span></text:p>
      <text:p text:style-name="P30"><text:span text:style-name="T18">f – they connect </text:span><text:span text:style-name="T32">functional / structural </text:span><text:span text:style-name="T18">domains. </text:span><text:span text:style-name="T32">By definition, linkers connect structural domains, which are conserved in sequence. Inspect the SMART prediction to find known domains. Not all domains are classified in the database, however. The multiple sequence alignment can give suggestions: areas of strong sequence conservation usually correspond to functional / structural domains.</text:span></text:p>
      <text:p text:style-name="P31"><text:span text:style-name="T18">Note: linkers vs. loops.</text:span></text:p>
      <text:p text:style-name="P31"><text:span text:style-name="T18">Within a structural fold, secondary structure elements are connected by loops. These can share a lot of characteristics with linkers (variable length, poor sequence conservation, composition bias), but can be usually recognized by the fact that they are generally shorter (3-10 residues) and occur within very closely spaced conserved sequences. See Figure 2 for an example.</text:span></text:p>
      <text:p text:style-name="P31"><text:span text:style-name="T18"/></text:p>
      <text:p text:style-name="P31"><text:soft-page-break/><text:span text:style-name="T18">3 – Disordered regions are often deleterious to crystallization / stability.</text:span></text:p>
      <text:p text:style-name="P32"><text:span text:style-name="T18">“Floppy” regions of sequence hinder crystallization and reduce a crystal’s diffracting resolution. Additionally, disordered regions are susceptible to proteaese cleavage during purification. If at all possible, disordered region should be removed from a good constru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Marginalia" style:family="paragraph" style:parent-style-name="Text_20_body" style:class="text">
      <style:paragraph-properties fo:margin-left="1.5752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14:04:38.213699668</meta:creation-date>
    <dc:date>2017-12-19T13:45:23.812861469</dc:date>
    <meta:editing-duration>PT1H33M55S</meta:editing-duration>
    <meta:editing-cycles>7</meta:editing-cycles>
    <meta:generator>LibreOffice/5.1.6.2$Linux_X86_64 LibreOffice_project/10m0$Build-2</meta:generator>
    <meta:document-statistic meta:table-count="0" meta:image-count="0" meta:object-count="0" meta:page-count="6" meta:paragraph-count="69" meta:word-count="2222" meta:character-count="14316" meta:non-whitespace-character-count="12123"/>
  </office:meta>
</office:document-meta>
</file>